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'Helvetica Neue', Roboto, Arial, sans-serif"/>
    <style:font-face style:name="Lohit Devanagari1" svg:font-family="'Lohit Devanagari'"/>
    <style:font-face style:name="var font-family-base-4om3hr" svg:font-family="'var font-family-base-4om3hr', 'Amazon Ember', 'Helvetica Neue', 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04152" officeooo:paragraph-rsid="00004152" style:font-size-asian="15.75pt" style:font-size-complex="18pt"/>
    </style:style>
    <style:style style:name="P2" style:family="paragraph" style:parent-style-name="Standard">
      <style:text-properties fo:font-size="18pt" officeooo:rsid="00020408" officeooo:paragraph-rsid="00020408" style:font-size-asian="15.75pt" style:font-size-complex="18pt"/>
    </style:style>
    <style:style style:name="P3" style:family="paragraph" style:parent-style-name="Standard">
      <style:text-properties fo:font-size="18pt" officeooo:rsid="00095d1e" officeooo:paragraph-rsid="00095d1e" style:font-size-asian="15.75pt" style:font-size-complex="18pt"/>
    </style:style>
    <style:style style:name="P4" style:family="paragraph" style:parent-style-name="Standard">
      <style:text-properties fo:font-size="18pt" officeooo:rsid="00099bcd" officeooo:paragraph-rsid="00099bcd" style:font-size-asian="15.75pt" style:font-size-complex="18pt"/>
    </style:style>
    <style:style style:name="P5" style:family="paragraph" style:parent-style-name="Standard">
      <style:text-properties fo:font-size="18pt" officeooo:rsid="00099bcd" officeooo:paragraph-rsid="0009f140" style:font-size-asian="15.75pt" style:font-size-complex="18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c9211e" fo:font-size="24pt" fo:font-weight="bold" officeooo:rsid="00004152" officeooo:paragraph-rsid="00004152" style:font-size-asian="24pt" style:font-weight-asian="bold" style:font-size-complex="24pt" style:font-weight-complex="bold"/>
    </style:style>
    <style:style style:name="T1" style:family="text">
      <style:text-properties officeooo:rsid="00020408"/>
    </style:style>
    <style:style style:name="T2" style:family="text">
      <style:text-properties officeooo:rsid="0003d6cb"/>
    </style:style>
    <style:style style:name="T3" style:family="text">
      <style:text-properties officeooo:rsid="0005d26e"/>
    </style:style>
    <style:style style:name="T4" style:family="text">
      <style:text-properties officeooo:rsid="00095d1e"/>
    </style:style>
    <style:style style:name="T5" style:family="text">
      <style:text-properties officeooo:rsid="0009f1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nually build and deploy it</text:p>
      <text:p text:style-name="P1"/>
      <text:p text:style-name="P1">You have to ask th<text:span text:style-name="T1">e developer that whether</text:span> you have <text:span text:style-name="T1">to </text:span>build the deployment for front-end or back-end.</text:p>
      <text:p text:style-name="P1"/>
      <text:p text:style-name="P1">As per it, you will have to create a tag manually <text:span text:style-name="T1">in the GitHub.</text:span></text:p>
      <text:p text:style-name="P1"/>
      <text:p text:style-name="P1">- <text:span text:style-name="T2">You m</text:span>ake sure the last tag version, if it was v1.0.0 now you will have to create a tag of v1.0.1.</text:p>
      <text:p text:style-name="P1"/>
      <text:p text:style-name="P2">- Afte<text:span text:style-name="T3">r</text:span> creating the tag, the image will be pushed in AWS ECR.</text:p>
      <text:p text:style-name="P2"/>
      <text:p text:style-name="P6">- Then go to AWS ECS &gt; Task Definition &gt; If it is qa/uat phase “Equiplink-qa” if it is dev phase “equiplink-dev” &gt; Tasks &gt; Task Definition, if it is front-end or back-end &gt; if for back-end &gt; <text:bookmark text:name="heading428-1713949510686-734"/>equiplink-server-modernization-qa:11 <text:span text:style-name="T4">&gt; Create new revision with JSON &gt;</text:span></text:p>
      <text:p text:style-name="P6"/>
      <text:p text:style-name="P6">"image": "469432450926.dkr.ecr.us-east-2.amazonaws.com/equiplink-server:v1.0.0"</text:p>
      <text:p text:style-name="P2"/>
      <text:p text:style-name="P3">In this line update the tag create. Then Create.</text:p>
      <text:p text:style-name="P3"/>
      <text:p text:style-name="P4">Now go to &gt; ECS &gt; Clusters &gt; Equiplink-qa &gt; Service &gt; equiplink-app-qa-svc (as per the requirement) &gt; Update service &gt; Force new development &gt; Revision &gt; X (LATEST) <text:span text:style-name="T5">&gt; Update.</text:span></text:p>
      <text:p text:style-name="P4"/>
      <text:p text:style-name="P5">Now go to &gt; ECS &gt; Clusters &gt; Equiplink-qa &gt; Service &gt; equiplink-app-qa-svc (as per the requirement) &gt; <text:span text:style-name="T5">Deployments &gt; Wait for th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'Helvetica Neue', Roboto, Arial, sans-serif"/>
    <style:font-face style:name="Lohit Devanagari1" svg:font-family="'Lohit Devanagari'"/>
    <style:font-face style:name="var font-family-base-4om3hr" svg:font-family="'var font-family-base-4om3hr', 'Amazon Ember', 'Helvetica Neue', 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4:21:00.306540909</meta:creation-date>
    <dc:date>2024-04-24T14:45:56.327943106</dc:date>
    <meta:editing-duration>PT24M52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83" meta:character-count="1046" meta:non-whitespace-character-count="872"/>
  </office:meta>
</office:document-meta>
</file>